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833in" fo:line-height="100%" fo:margin-left="0.25in" fo:text-indent="-0.25in">
        <style:tab-stops>
          <style:tab-stop style:type="left" style:position="0in"/>
        </style:tab-stops>
      </style:paragraph-properties>
    </style:style>
    <style:style style:name="P2" style:parent-style-name="Heading4" style:family="paragraph">
      <style:paragraph-properties fo:margin-bottom="0in"/>
      <style:text-properties style:font-name="Verdana" fo:color="#000000"/>
    </style:style>
    <style:style style:name="P3" style:parent-style-name="Normal" style:family="paragraph">
      <style:paragraph-properties fo:margin-top="0.0694in" fo:margin-bottom="0.0833in" fo:line-height="100%" fo:margin-left="0.25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sv" fo:country="SE" style:language-asian="en" style:country-asian="GB"/>
    </style:style>
    <style:style style:name="P4" style:parent-style-name="Normal" style:family="paragraph">
      <style:paragraph-properties fo:margin-top="0.0694in" fo:margin-bottom="0.0833in" fo:line-height="100%"/>
    </style:style>
    <style:style style:name="T5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sv" fo:country="SE" style:language-asian="en" style:country-asian="GB"/>
    </style:style>
    <style:style style:name="T6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style="italic" style:font-style-asian="italic" style:font-style-complex="italic" fo:color="#6C5817" fo:font-size="14pt" style:font-size-asian="14pt" style:font-size-complex="14pt" fo:language="sv" fo:country="SE" style:language-asian="en" style:country-asian="GB"/>
    </style:style>
    <style:style style:name="T7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sv" fo:country="SE" style:language-asian="en" style:country-asian="GB"/>
    </style:style>
    <style:style style:name="T8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style="italic" style:font-style-asian="italic" style:font-style-complex="italic" fo:color="#6C5817" fo:font-size="14pt" style:font-size-asian="14pt" style:font-size-complex="14pt" fo:language="sv" fo:country="SE" style:language-asian="en" style:country-asian="GB"/>
    </style:style>
    <style:style style:name="T9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sv" fo:country="SE" style:language-asian="en" style:country-asian="GB"/>
    </style:style>
    <style:style style:name="T10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style="italic" style:font-style-asian="italic" style:font-style-complex="italic" fo:color="#6C5817" fo:font-size="14pt" style:font-size-asian="14pt" style:font-size-complex="14pt" fo:language="sv" fo:country="SE" style:language-asian="en" style:country-asian="GB"/>
    </style:style>
    <style:style style:name="T11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sv" fo:country="SE" style:language-asian="en" style:country-asian="GB"/>
    </style:style>
    <style:style style:name="P12" style:parent-style-name="Normal" style:family="paragraph">
      <style:paragraph-properties fo:margin-top="0.0694in" fo:margin-bottom="0.0833in" fo:line-height="100%" fo:margin-left="0.25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sv" fo:country="SE" style:language-asian="en" style:country-asian="GB"/>
    </style:style>
    <style:style style:name="P13" style:parent-style-name="Normal" style:family="paragraph">
      <style:text-properties fo:font-size="14pt" style:font-size-asian="14pt" style:font-size-complex="14pt" fo:language="sv" fo:country="SE"/>
    </style:style>
    <style:style style:name="P14" style:parent-style-name="Normal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sv" fo:country="SE" style:language-asian="en" style:country-asian="GB"/>
    </style:style>
    <style:style style:name="P15" style:parent-style-name="Normal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sv" fo:country="SE" style:language-asian="en" style:country-asian="GB"/>
    </style:style>
    <style:style style:name="P16" style:parent-style-name="Normal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sv" fo:country="SE" style:language-asian="en" style:country-asian="GB"/>
    </style:style>
    <style:style style:name="P17" style:parent-style-name="Normal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sv" fo:country="SE" style:language-asian="en" style:country-asian="GB"/>
    </style:style>
    <style:style style:name="P18" style:parent-style-name="Normal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color="#222222" fo:font-size="14pt" style:font-size-asian="14pt" style:font-size-complex="14pt" fo:language="sv" fo:country="SE" style:language-asian="en" style:country-asian="GB"/>
    </style:style>
    <style:style style:name="P19" style:parent-style-name="Normal" style:family="paragraph">
      <style:text-properties style:font-name="Times New Roman" style:font-name-complex="Times New Roman" fo:color="#222222" fo:font-size="14pt" style:font-size-asian="14pt" style:font-size-complex="14pt" fo:background-color="#FFFFFF" fo:language="sv" fo:country="SE"/>
    </style:style>
    <style:style style:name="P20" style:parent-style-name="Normal" style:family="paragraph">
      <style:text-properties style:font-name="Times New Roman" style:font-name-complex="Times New Roman" fo:color="#222222" fo:font-size="14pt" style:font-size-asian="14pt" style:font-size-complex="14pt" fo:background-color="#FFFFFF" fo:language="sv" fo:country="SE"/>
    </style:style>
    <style:style style:name="P21" style:parent-style-name="Normal" style:family="paragraph">
      <style:text-properties style:font-name="Times New Roman" style:font-name-complex="Times New Roman" fo:color="#222222" fo:font-size="14pt" style:font-size-asian="14pt" style:font-size-complex="14pt" fo:background-color="#FFFFFF" fo:language="sv" fo:country="SE"/>
    </style:style>
    <style:style style:name="P22" style:parent-style-name="Normal" style:family="paragraph">
      <style:text-properties style:font-name="Times New Roman" style:font-name-complex="Times New Roman" fo:color="#222222" fo:font-size="14pt" style:font-size-asian="14pt" style:font-size-complex="14pt" fo:background-color="#FFFFFF" fo:language="sv" fo:country="SE"/>
    </style:style>
    <style:style style:name="P23" style:parent-style-name="NormalWeb" style:family="paragraph">
      <style:text-properties fo:font-weight="bold" style:font-weight-asian="bold" style:font-weight-complex="bold" fo:color="#000000" fo:language="sv" fo:country="SE"/>
    </style:style>
    <style:style style:name="T24" style:parent-style-name="DefaultParagraphFont" style:family="text">
      <style:text-properties style:font-name="Verdana" fo:font-style="italic" style:font-style-asian="italic" style:font-style-complex="italic" fo:color="#6C5817" fo:language="sv" fo:country="SE"/>
    </style:style>
    <style:style style:name="P25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26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27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28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29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30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31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32" style:parent-style-name="Normal" style:family="paragraph">
      <style:paragraph-properties fo:margin-top="0.0694in" fo:margin-bottom="0in" fo:line-height="100%"/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fo:language="sv" fo:country="SE" style:language-asian="en" style:country-asian="GB"/>
    </style:style>
    <style:style style:name="P33" style:parent-style-name="Normal" style:family="paragraph">
      <style:paragraph-properties fo:margin-top="0.0694in" fo:margin-bottom="0in" fo:line-height="100%"/>
      <style:text-properties style:font-name="Verdana" style:font-name-asian="Times New Roman" style:font-name-complex="Times New Roman" fo:font-weight="bold" style:font-weight-asian="bold" style:font-weight-complex="bold" fo:color="#000000" fo:font-size="12pt" style:font-size-asian="12pt" style:font-size-complex="12pt" fo:language="sv" fo:country="SE" style:language-asian="en" style:country-asian="GB"/>
    </style:style>
    <style:style style:name="TableColumn35" style:family="table-column">
      <style:table-column-properties style:column-width="1.3284in"/>
    </style:style>
    <style:style style:name="TableColumn36" style:family="table-column">
      <style:table-column-properties style:column-width="2.0645in"/>
    </style:style>
    <style:style style:name="TableColumn37" style:family="table-column">
      <style:table-column-properties style:column-width="1.3104in"/>
    </style:style>
    <style:style style:name="TableColumn38" style:family="table-column">
      <style:table-column-properties style:column-width="1.4881in"/>
    </style:style>
    <style:style style:name="Table34" style:family="table">
      <style:table-properties style:width="6.1916in" fo:margin-left="0in" table:align="left"/>
    </style:style>
    <style:style style:name="TableRow39" style:family="table-row">
      <style:table-row-properties style:min-row-height="0.7062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sv" fo:country="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sv" fo:country="SE"/>
    </style:style>
    <style:style style:name="P44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sv" fo:country="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sv" fo:country="SE"/>
    </style:style>
    <style:style style:name="P47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sv" fo:country="SE"/>
    </style:style>
    <style:style style:name="P48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sv" fo:country="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sv" fo:country="SE"/>
    </style:style>
    <style:style style:name="P51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sv" fo:country="SE"/>
    </style:style>
    <style:style style:name="P52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sv" fo:country="SE"/>
    </style:style>
    <style:style style:name="TableRow53" style:family="table-row">
      <style:table-row-properties style:min-row-height="0.7062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sv" fo:country="SE"/>
    </style:style>
    <style:style style:name="P56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sv" fo:country="SE"/>
    </style:style>
    <style:style style:name="P57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sv" fo:country="SE"/>
    </style:style>
    <style:style style:name="P58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sv" fo:country="SE"/>
    </style:style>
    <style:style style:name="P59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sv" fo:country="SE"/>
    </style:style>
    <style:style style:name="P60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sv" fo:country="SE"/>
    </style:style>
    <style:style style:name="P61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sv" fo:country="SE"/>
    </style:style>
    <style:style style:name="P62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4pt" style:font-size-asian="14pt" style:font-size-complex="14pt" fo:language="sv" fo:country="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language="sv" fo:country="SE"/>
    </style:style>
    <style:style style:name="P6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language="sv" fo:country="SE"/>
    </style:style>
    <style:style style:name="P6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language="sv" fo:country="SE"/>
    </style:style>
    <style:style style:name="P6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language="sv" fo:country="SE"/>
    </style:style>
    <style:style style:name="P6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language="sv" fo:country="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style:font-size-complex="12pt" fo:language="sv" fo:country="SE"/>
    </style:style>
    <style:style style:name="P7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language="sv" fo:country="SE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4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style:font-size-complex="12pt" fo:language="sv" fo:country="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style:font-size-complex="12pt" fo:language="sv" fo:country="SE"/>
    </style:style>
    <style:style style:name="P77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style:font-size-complex="12pt" fo:language="sv" fo:country="SE"/>
    </style:style>
    <style:style style:name="P78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style:font-size-complex="12pt" fo:language="sv" fo:country="SE"/>
    </style:style>
    <style:style style:name="P7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language="sv" fo:country="SE"/>
    </style:style>
    <style:style style:name="P80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style:font-size-complex="12pt" fo:language="sv" fo:country="SE"/>
    </style:style>
    <style:style style:name="P81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82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3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5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86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87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88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89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90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9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9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9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sv" fo:country="SE" style:language-asian="en" style:country-asian="GB"/>
    </style:style>
    <style:style style:name="T9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P9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97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9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9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P100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0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10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0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P10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 fo:hyphenate="true"/>
    </style:style>
    <style:style style:name="P10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06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10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08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1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0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11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1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P11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14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11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16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1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8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11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20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P12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2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12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24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P12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7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12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2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1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13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3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P13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8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13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40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1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14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44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P14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7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14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4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1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15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5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P15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6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15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158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1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160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16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16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P16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16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16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167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P16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170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17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17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P17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17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17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177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1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P17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18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18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18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P18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186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18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188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1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190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19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19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P19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19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19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197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1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19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20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20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P20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204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20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206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2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208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20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210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P21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21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21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21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P21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218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21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220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P22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22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22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22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P22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228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22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230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2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P23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234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23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236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P23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23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24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24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2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24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24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24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P24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248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24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250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2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25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25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254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P25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257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25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25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2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26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T26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sv" fo:country="SE" style:language-asian="en" style:country-asian="GB"/>
    </style:style>
    <style:style style:name="T26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sv" fo:country="SE" style:language-asian="en" style:country-asian="GB"/>
    </style:style>
    <style:style style:name="P26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sv" fo:country="SE" style:language-asian="en" style:country-asian="GB"/>
    </style:style>
    <style:style style:name="T266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26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268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P26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7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27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27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P27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7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27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277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P27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7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28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28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P28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8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T28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28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n" style:country-asian="GB"/>
    </style:style>
    <style:style style:name="P28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8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8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8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90" style:parent-style-name="Normal" style:family="paragraph">
      <style:paragraph-properties fo:margin-bottom="0in" fo:line-height="100%" fo:background-color="#FFFFFF"/>
      <style:text-properties style:font-name="Arial" style:font-name-asian="Times New Roman" fo:color="#222222" fo:font-size="12pt" style:font-size-asian="12pt" style:font-size-complex="12pt" fo:language="sv" fo:country="SE" style:language-asian="en" style:country-asian="GB" fo:hyphenate="true"/>
    </style:style>
    <style:style style:name="P291" style:parent-style-name="Normal" style:family="paragraph">
      <style:paragraph-properties fo:margin-bottom="0in" fo:line-height="100%" fo:background-color="#FFFFFF"/>
      <style:text-properties style:font-name="Times New Roman" style:font-name-complex="Times New Roman" fo:font-size="14pt" style:font-size-asian="14pt" style:font-size-complex="14pt" fo:language="sv" fo:country="SE" fo:hyphenate="true"/>
    </style:style>
    <style:style style:name="P292" style:parent-style-name="Normal" style:family="paragraph">
      <style:paragraph-properties fo:margin-bottom="0in" fo:line-height="100%" fo:background-color="#FFFFFF"/>
      <style:text-properties style:font-name="Times New Roman" style:font-name-complex="Times New Roman" fo:font-size="14pt" style:font-size-asian="14pt" style:font-size-complex="14pt" fo:language="sv" fo:country="SE" fo:hyphenate="true"/>
    </style:style>
    <style:style style:name="P293" style:parent-style-name="Normal" style:family="paragraph">
      <style:paragraph-properties fo:margin-bottom="0in" fo:line-height="100%" fo:background-color="#FFFFFF"/>
      <style:text-properties style:font-name="Times New Roman" style:font-name-complex="Times New Roman" fo:font-size="14pt" style:font-size-asian="14pt" style:font-size-complex="14pt" fo:language="sv" fo:country="SE" fo:hyphenate="true"/>
    </style:style>
    <style:style style:name="P294" style:parent-style-name="Normal" style:family="paragraph">
      <style:paragraph-properties fo:margin-bottom="0in" fo:line-height="100%" fo:background-color="#FFFFFF"/>
      <style:text-properties style:font-name="Times New Roman" style:font-name-complex="Times New Roman" fo:font-size="14pt" style:font-size-asian="14pt" style:font-size-complex="14pt" fo:language="sv" fo:country="SE" fo:hyphenate="true"/>
    </style:style>
    <style:style style:name="P295" style:parent-style-name="Normal" style:family="paragraph">
      <style:paragraph-properties fo:margin-bottom="0in" fo:line-height="100%" fo:background-color="#FFFFFF"/>
      <style:text-properties fo:hyphenate="true"/>
    </style:style>
    <style:style style:name="T296" style:parent-style-name="DefaultParagraphFont" style:family="text">
      <style:text-properties style:font-name="Times New Roman" style:font-name-complex="Times New Roman" fo:font-size="14pt" style:font-size-asian="14pt" style:font-size-complex="14pt" fo:language="sv" fo:country="SE"/>
    </style:style>
    <style:style style:name="P297" style:parent-style-name="Normal" style:family="paragraph">
      <style:paragraph-properties fo:margin-bottom="0in" fo:line-height="100%" fo:background-color="#FFFFFF"/>
      <style:text-properties style:font-name="Arial" style:font-name-asian="Times New Roman" fo:color="#222222" fo:font-size="12pt" style:font-size-asian="12pt" style:font-size-complex="12pt" fo:language="sv" fo:country="SE" style:language-asian="en" style:country-asian="GB" fo:hyphenate="true"/>
    </style:style>
    <style:style style:name="P298" style:parent-style-name="Normal" style:family="paragraph">
      <style:paragraph-properties fo:margin-bottom="0in" fo:line-height="100%" fo:background-color="#FFFFFF"/>
      <style:text-properties style:font-name="Arial" style:font-name-asian="Times New Roman" fo:color="#222222" fo:font-size="12pt" style:font-size-asian="12pt" style:font-size-complex="12pt" fo:language="sv" fo:country="SE" style:language-asian="en" style:country-asian="GB" fo:hyphenate="true"/>
    </style:style>
    <style:style style:name="P299" style:parent-style-name="Normal" style:family="paragraph">
      <style:paragraph-properties fo:margin-bottom="0in" fo:line-height="100%" fo:background-color="#FFFFFF"/>
      <style:text-properties style:font-name="Arial" style:font-name-asian="Times New Roman" fo:color="#222222" fo:font-size="12pt" style:font-size-asian="12pt" style:font-size-complex="12pt" fo:language="sv" fo:country="SE" style:language-asian="en" style:country-asian="GB" fo:hyphenate="true"/>
    </style:style>
    <style:style style:name="P300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301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302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303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304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305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306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307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  <style:style style:name="P308" style:parent-style-name="Normal" style:family="paragraph">
      <style:text-properties style:font-name="Times New Roman" style:font-name-complex="Times New Roman" fo:font-size="14pt" style:font-size-asian="14pt" style:font-size-complex="14pt" fo:language="sv" fo:country="SE"/>
    </style:style>
  </office:automatic-styles>
  <office:body>
    <office:text text:use-soft-page-breaks="true">
      <text:p text:style-name="P1"/>
      <text:h text:style-name="P2" text:outline-level="4">A. Datakommunikation och webbadresser</text:h>
      <text:p text:style-name="P3"/>
      <text:list text:style-name="LFO1" text:continue-numbering="true">
        <text:list-item>
          <text:p text:style-name="P4"><text:span text:style-name="T5">Ge en beskrivning (syfte och vad de gör) av var och en av protokollen </text:span><text:span text:style-name="T6">HTTP</text:span><text:span text:style-name="T7">, </text:span><text:span text:style-name="T8">TCP</text:span><text:span text:style-name="T9"> och </text:span><text:span text:style-name="T10">IP</text:span><text:span text:style-name="T11">.</text:span></text:p>
        </text:list-item>
      </text:list>
      <text:p text:style-name="P12"/>
      <text:p text:style-name="P13">Det är ett tillståndslöst protokoll för att överföra resurser på internet, och det är den<text:s/>huvudsakliga <text:s/>och mest utbredda metoden för att överföra data på World Wide Web. Dess huvudsakliga mål var ett sätt att publicera och ta emot HTML-sidor.</text:p>
      <text:p text:style-name="P14">Det kallas Transmission Control Protocol eller Transmission Control Protocol, som är översättningen av<text:s/>den engelska meningen (Transmission Control Protocol), eller helt enkelt kallat "TCP", vilket är protokollet som används för att hantera kommunikation, överföring och flöde av data effektivt, och "TCP"-protokollet är ett protokoll som godkänts av "Internet Society" ", som är det organ som ansvarar för att definiera grunderna för onlinekommunikation.</text:p>
      <text:p text:style-name="P15"/>
      <text:p text:style-name="P16"> TCP är ett protokoll som stöder kommunikationsprocesser där vägen mellan källa och destination måste bestämmas (etableras) innan man börjar skicka data, vilket gör det tillförlitligt vad gäller end-to-end-kommunikation.</text:p>
      <text:p text:style-name="P17"/>
      <text:p text:style-name="P18"/>
      <text:p text:style-name="P19">Internetprotokollet (IP) är ett protokoll, eller en uppsättning regler, för att dirigera och adressera datapaket så att de kan resa över nätverk och komma fram till rätt<text:s/>destination.  Data som passerar internet delas upp i mindre bitar, så kallade paket.  IP-information bifogas varje paket, och denna information hjälper routrar att skicka paket till rätt plats.  Varje enhet eller domän som ansluter till Internet tilldelas<text:s/>en IP-adress, och när paket dirigeras till den IP-adress som är kopplad till dem kommer data dit det behövs.</text:p>
      <text:p text:style-name="P20"/>
      <text:p text:style-name="P21"/>
      <text:p text:style-name="P22"/>
      <text:list text:style-name="LFO1" text:continue-numbering="true">
        <text:list-item>
          <text:p text:style-name="P23">Beskriv vilka delar följande url består av:</text:p>
        </text:list-item>
      </text:list>
      <text:p text:style-name="NormalWeb"><text:span text:style-name="T24">http://medieteknik.lnu.se/1me321/uppg/u1.html#fragor</text:span></text:p>
      <text:p text:style-name="P25">http är en tjänst protokoll<text:s/></text:p>
      <text:p text:style-name="P26">medieteknik är en<text:s/>IP adress eller med andra ord adress till serven.<text:s/></text:p>
      <text:soft-page-break/>
      <text:p text:style-name="P27">.lnu.se är en domän</text:p>
      <text:p text:style-name="P28">Resten av URL är adressen inom servern.</text:p>
      <text:p text:style-name="P29"># fragor: vilket stycka.</text:p>
      <text:p text:style-name="P30"/>
      <text:p text:style-name="P31"/>
      <text:h text:style-name="P32" text:outline-level="4">B. HTML</text:h>
      <text:h text:style-name="P33" text:outline-level="4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  <text:p text:style-name="P44"><text:s text:c="9"/>Element<text:s/></text:p>
          </table:table-cell>
          <table:table-cell table:style-name="TableCell45">
            <text:p text:style-name="P46"/>
            <text:p text:style-name="P47"><text:s text:c="5"/>Tagg</text:p>
            <text:p text:style-name="P48"/>
          </table:table-cell>
          <table:table-cell table:style-name="TableCell49">
            <text:p text:style-name="P50"/>
            <text:p text:style-name="P51"><text:s text:c="4"/>Attributet</text:p>
            <text:p text:style-name="P52"/>
          </table:table-cell>
        </table:table-row>
        <table:table-row table:style-name="TableRow53">
          <table:table-cell table:style-name="TableCell54">
            <text:p text:style-name="P55"/>
            <text:p text:style-name="P56"/>
            <text:p text:style-name="P57"/>
            <text:p text:style-name="P58"/>
            <text:p text:style-name="P59"/>
            <text:p text:style-name="P60"/>
            <text:p text:style-name="P61"/>
            <text:p text:style-name="P62">Definition och exempel <text:s/></text:p>
          </table:table-cell>
          <table:table-cell table:style-name="TableCell63">
            <text:p text:style-name="P64">Ett element är en<text:s/>komponent i en HTML sida. Det representerar semantik, eller mening. Till exempel representerar title <text:s/>element titeln på en webbsida.</text:p>
            <text:p text:style-name="P65"/>
            <text:p text:style-name="P66">&lt;a href="lakes.html"&gt;sjöar&lt;/a&gt;</text:p>
            <text:p text:style-name="P67"/>
            <text:p text:style-name="P68">Denna rad i HTML är ett element.</text:p>
          </table:table-cell>
          <table:table-cell table:style-name="TableCell69">
            <text:p text:style-name="P70">Taggen är HTML-koden, som bygger på att beskriva<text:s/>innehållet. Vissa taggar har ett slut och andra inte, så vi vet innebörden av det, låt oss veta hur taggen är skriven.</text:p>
            <text:p text:style-name="P71">Taggen kommer vanligtvis i form av par, vilket betyder att processen att öppna och stänga kommer.</text:p>
            <text:p text:style-name="P72"><text:span text:style-name="T73">&lt;a : starttagg</text:span></text:p>
            <text:p text:style-name="P74">&lt;/a&gt; : sluttagg</text:p>
          </table:table-cell>
          <table:table-cell table:style-name="TableCell75">
            <text:p text:style-name="P76"><text:s/>Attribut definierar ytterligare egenskaper som bildens bredd och höjd.<text:s/></text:p>
            <text:p text:style-name="P77">Attribut placeras alltid i starttaggen &lt; &gt; och är vanligtvis i form av namn-värdepar.</text:p>
            <text:p text:style-name="P78"/>
            <text:p text:style-name="P79">href="lakes.html": är ett attribut.</text:p>
            <text:p text:style-name="P80"/>
          </table:table-cell>
        </table:table-row>
      </table:table>
      <text:p text:style-name="P81"><text:s/></text:p>
      <text:p text:style-name="P82"/>
      <text:p text:style-name="P83"/>
      <text:p text:style-name="P84"><text:s/></text:p>
      <text:p text:style-name="Normal"/>
      <text:p text:style-name="Normal"/>
      <text:p text:style-name="P85">2.<text:s/></text:p>
      <text:p text:style-name="P86">Vissa symboler sparas i HTML, till<text:s/>exempel kan du inte använda mindre än &lt; eller större än &gt; eller vinkelparenteser i din text, eftersom webbläsaren kan<text:s/><text:soft-page-break/>misstaga dem i processen för att bearbeta källkoden, medan vissa symboler inte finns på tangentbord som en rättighetssymbol Copyright ©.</text:p>
      <text:p text:style-name="P87">För att visa dessa specialsymboler måste de ersättas med symbolenheter eller så kallade teckenenheter.  Symbolentitetsreferens, eller kortfattat entiteter, tillåter oss att använda symboler som inte kan uttryckas i källkoden på en webbsida eller som inte kan anges med ett tangentbord.</text:p>
      <text:p text:style-name="P88">Det finns många exempel på<text:s/></text:p>
      <text:p text:style-name="P89"/>
      <text:p text:style-name="P90"><text:span text:style-name="T91">&lt;!</text:span><text:span text:style-name="T92">DOCTYPE</text:span><text:span text:style-name="T93"><text:s/></text:span><text:span text:style-name="T94">html</text:span><text:span text:style-name="T95">&gt;</text:span></text:p>
      <text:p text:style-name="P96"><text:span text:style-name="T97">&lt;</text:span><text:span text:style-name="T98">html</text:span><text:span text:style-name="T99">&gt;</text:span></text:p>
      <text:p text:style-name="P100"><text:span text:style-name="T101">&lt;</text:span><text:span text:style-name="T102">body</text:span><text:span text:style-name="T103">&gt;</text:span></text:p>
      <text:p text:style-name="P104"/>
      <text:p text:style-name="P105"><text:span text:style-name="T106">&lt;</text:span><text:span text:style-name="T107">h2</text:span><text:span text:style-name="T108">&gt;</text:span><text:span text:style-name="T109"><text:s/>A Nested List<text:s/></text:span><text:span text:style-name="T110">&lt;/</text:span><text:span text:style-name="T111">h2</text:span><text:span text:style-name="T112">&gt;</text:span></text:p>
      <text:p text:style-name="P113"><text:span text:style-name="T114">&lt;</text:span><text:span text:style-name="T115">p</text:span><text:span text:style-name="T116">&gt;</text:span><text:span text:style-name="T117">lists can be Nested (list inside list):</text:span><text:span text:style-name="T118">&lt;/</text:span><text:span text:style-name="T119">p</text:span><text:span text:style-name="T120">&gt;</text:span></text:p>
      <text:p text:style-name="P121"><text:span text:style-name="T122">&lt;</text:span><text:span text:style-name="T123">ul</text:span><text:span text:style-name="T124">&gt;</text:span></text:p>
      <text:p text:style-name="P125"><text:span text:style-name="T126">   <text:s/></text:span><text:span text:style-name="T127">&lt;</text:span><text:span text:style-name="T128">Li</text:span><text:span text:style-name="T129">&gt;</text:span><text:span text:style-name="T130"><text:s/>a</text:span></text:p>
      <text:p text:style-name="P131"><text:span text:style-name="T132">       <text:s/></text:span><text:span text:style-name="T133">&lt;</text:span><text:span text:style-name="T134">ul</text:span><text:span text:style-name="T135">&gt;</text:span></text:p>
      <text:p text:style-name="P136"><text:span text:style-name="T137">           <text:s/></text:span><text:span text:style-name="T138">&lt;</text:span><text:span text:style-name="T139">li</text:span><text:span text:style-name="T140">&gt;</text:span><text:span text:style-name="T141">a1</text:span><text:span text:style-name="T142">&lt;/</text:span><text:span text:style-name="T143">li</text:span><text:span text:style-name="T144">&gt;</text:span></text:p>
      <text:p text:style-name="P145"><text:span text:style-name="T146">           <text:s/></text:span><text:span text:style-name="T147">&lt;</text:span><text:span text:style-name="T148">li</text:span><text:span text:style-name="T149">&gt;</text:span><text:span text:style-name="T150">a2</text:span><text:span text:style-name="T151">&lt;/</text:span><text:span text:style-name="T152">li</text:span><text:span text:style-name="T153">&gt;</text:span></text:p>
      <text:p text:style-name="P154"><text:span text:style-name="T155">           <text:s/></text:span><text:span text:style-name="T156">&lt;</text:span><text:span text:style-name="T157">li</text:span><text:span text:style-name="T158">&gt;</text:span><text:span text:style-name="T159">a3</text:span><text:span text:style-name="T160">&lt;/</text:span><text:span text:style-name="T161">li</text:span><text:span text:style-name="T162">&gt;</text:span></text:p>
      <text:p text:style-name="P163"><text:span text:style-name="T164">       <text:s/></text:span><text:span text:style-name="T165">&lt;/</text:span><text:span text:style-name="T166">ul</text:span><text:span text:style-name="T167">&gt;</text:span></text:p>
      <text:p text:style-name="P168"><text:span text:style-name="T169">   <text:s/></text:span><text:span text:style-name="T170">&lt;/</text:span><text:span text:style-name="T171">Li</text:span><text:span text:style-name="T172">&gt;</text:span></text:p>
      <text:p text:style-name="P173"><text:span text:style-name="T174">   <text:s/></text:span><text:span text:style-name="T175">&lt;</text:span><text:span text:style-name="T176">Li</text:span><text:span text:style-name="T177">&gt;</text:span><text:span text:style-name="T178"><text:s/>img</text:span></text:p>
      <text:p text:style-name="P179"><text:span text:style-name="T180">   <text:s/></text:span><text:span text:style-name="T181">&lt;</text:span><text:span text:style-name="T182">ul</text:span><text:span text:style-name="T183">&gt;</text:span></text:p>
      <text:p text:style-name="P184"><text:span text:style-name="T185">       <text:s/></text:span><text:span text:style-name="T186">&lt;</text:span><text:span text:style-name="T187">li</text:span><text:span text:style-name="T188">&gt;</text:span><text:span text:style-name="T189">i1</text:span><text:span text:style-name="T190">&lt;/</text:span><text:span text:style-name="T191">li</text:span><text:span text:style-name="T192">&gt;</text:span></text:p>
      <text:p text:style-name="P193"><text:span text:style-name="T194">       <text:s/></text:span><text:span text:style-name="T195">&lt;</text:span><text:span text:style-name="T196">li</text:span><text:span text:style-name="T197">&gt;</text:span><text:span text:style-name="T198">i2</text:span><text:span text:style-name="T199">&lt;/</text:span><text:span text:style-name="T200">li</text:span><text:span text:style-name="T201">&gt;</text:span></text:p>
      <text:p text:style-name="P202"><text:span text:style-name="T203">       <text:s/></text:span><text:span text:style-name="T204">&lt;</text:span><text:span text:style-name="T205">li</text:span><text:span text:style-name="T206">&gt;</text:span><text:span text:style-name="T207">i3</text:span><text:span text:style-name="T208">&lt;/</text:span><text:span text:style-name="T209">li</text:span><text:span text:style-name="T210">&gt;</text:span></text:p>
      <text:p text:style-name="P211"><text:span text:style-name="T212">   <text:s/></text:span><text:span text:style-name="T213">&lt;/</text:span><text:span text:style-name="T214">ul</text:span><text:span text:style-name="T215">&gt;</text:span></text:p>
      <text:p text:style-name="P216"><text:span text:style-name="T217">   <text:s/></text:span><text:span text:style-name="T218">&lt;/</text:span><text:span text:style-name="T219">Li</text:span><text:span text:style-name="T220">&gt;</text:span></text:p>
      <text:p text:style-name="P221"><text:span text:style-name="T222">   <text:s/></text:span><text:span text:style-name="T223">&lt;/</text:span><text:span text:style-name="T224">Li</text:span><text:span text:style-name="T225">&gt;</text:span></text:p>
      <text:p text:style-name="P226"><text:span text:style-name="T227">   <text:s/></text:span><text:span text:style-name="T228">&lt;</text:span><text:span text:style-name="T229">Li</text:span><text:span text:style-name="T230">&gt;</text:span><text:span text:style-name="T231"><text:s/>ol</text:span></text:p>
      <text:p text:style-name="P232"><text:span text:style-name="T233">   <text:s/></text:span><text:span text:style-name="T234">&lt;</text:span><text:span text:style-name="T235">ul</text:span><text:span text:style-name="T236">&gt;</text:span></text:p>
      <text:p text:style-name="P237"><text:span text:style-name="T238">       </text:span><text:span text:style-name="T239">&lt;</text:span><text:span text:style-name="T240">li</text:span><text:span text:style-name="T241">&gt;</text:span><text:span text:style-name="T242">o1</text:span><text:span text:style-name="T243">&lt;/</text:span><text:span text:style-name="T244">li</text:span><text:span text:style-name="T245">&gt;</text:span></text:p>
      <text:p text:style-name="P246"><text:span text:style-name="T247">       </text:span><text:span text:style-name="T248">&lt;</text:span><text:span text:style-name="T249">li</text:span><text:span text:style-name="T250">&gt;</text:span><text:span text:style-name="T251">o2</text:span><text:span text:style-name="T252">&lt;/</text:span><text:span text:style-name="T253">li</text:span><text:span text:style-name="T254">&gt;</text:span></text:p>
      <text:p text:style-name="P255"><text:span text:style-name="T256">       </text:span><text:span text:style-name="T257">&lt;</text:span><text:span text:style-name="T258">li</text:span><text:span text:style-name="T259">&gt;</text:span><text:span text:style-name="T260">o3</text:span><text:span text:style-name="T261">&lt;/</text:span><text:span text:style-name="T262">li</text:span><text:span text:style-name="T263">&gt;</text:span></text:p>
      <text:p text:style-name="P264"><text:span text:style-name="T265">   <text:s/></text:span><text:span text:style-name="T266">&lt;/</text:span><text:span text:style-name="T267">ul</text:span><text:span text:style-name="T268">&gt;</text:span></text:p>
      <text:p text:style-name="P269"><text:span text:style-name="T270">   <text:s/></text:span><text:span text:style-name="T271">&lt;/</text:span><text:span text:style-name="T272">Li</text:span><text:span text:style-name="T273">&gt;</text:span></text:p>
      <text:p text:style-name="P274"><text:span text:style-name="T275">&lt;/</text:span><text:span text:style-name="T276">ul</text:span><text:span text:style-name="T277">&gt;</text:span></text:p>
      <text:p text:style-name="P278"><text:span text:style-name="T279">&lt;/</text:span><text:span text:style-name="T280">body</text:span><text:span text:style-name="T281">&gt;</text:span></text:p>
      <text:p text:style-name="P282"><text:span text:style-name="T283">&lt;/</text:span><text:span text:style-name="T284">html</text:span><text:span text:style-name="T285">&gt;</text:span></text:p>
      <text:p text:style-name="P286"/>
      <text:p text:style-name="P287">CSS</text:p>
      <text:p text:style-name="P288"/>
      <text:soft-page-break/>
      <text:p text:style-name="P289">1.</text:p>
      <text:p text:style-name="P290">CSS-koder består av en uppsättning regler, varje regel beskriver utseendet på ett element eller flera element på sidan, och det ser ut så här:</text:p>
      <text:p text:style-name="P291">selektor {</text:p>
      <text:p text:style-name="P292"><text:s text:c="10"/>egenskap: värde;<text:s/></text:p>
      <text:p text:style-name="P293"><text:s text:c="10"/>egenskap: värde;<text:s/></text:p>
      <text:p text:style-name="P294"><text:s text:c="10"/>…<text:s/></text:p>
      <text:p text:style-name="P295"><text:span text:style-name="T296">}</text:span></text:p>
      <text:p text:style-name="P297"> </text:p>
      <text:p text:style-name="P298"> Alla egenskaper som nämns inom parentes { } gäller för alla element med samma väljare</text:p>
      <text:p text:style-name="P299"> Väljaren kan vara ett namn för html-taggen, såsom p, h1, a...etc, och det kan vara id för vilket element som helst.</text:p>
      <text:p text:style-name="P300"/>
      <text:p text:style-name="P301"/>
      <text:p text:style-name="P302">2.</text:p>
      <text:p text:style-name="P303">den beskriver hur man sammanställer stilregler och tilldelar värden till alla egenskaper på alla element. Genom kaskad och arv sprids värden för alla egenskaper på alla element.</text:p>
      <text:p text:style-name="P304"/>
      <text:p text:style-name="P305"/>
      <text:p text:style-name="P306"/>
      <text:p text:style-name="P307"/>
      <text:p text:style-name="P3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4" style:display-name="Heading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ah Diab</meta:initial-creator>
    <dc:creator>Samah Diab</dc:creator>
    <meta:creation-date>2022-02-06T13:33:00Z</meta:creation-date>
    <dc:date>2022-02-06T13:33:00Z</dc:date>
    <meta:template xlink:href="Normal" xlink:type="simple"/>
    <meta:editing-cycles>2</meta:editing-cycles>
    <meta:editing-duration>PT240S</meta:editing-duration>
    <meta:document-statistic meta:page-count="4" meta:paragraph-count="8" meta:word-count="653" meta:character-count="4372" meta:row-count="31" meta:non-whitespace-character-count="3727"/>
  </office:meta>
</office:document-meta>
</file>